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C0000027F0764110F8E15D62F.png" manifest:media-type="image/png"/>
  <manifest:file-entry manifest:full-path="Pictures/10000201000002B5000001CF9E9D2F51EA1C6E25.png" manifest:media-type="image/png"/>
  <manifest:file-entry manifest:full-path="Pictures/10000201000002370000028564218AF4520B256A.png" manifest:media-type="image/png"/>
  <manifest:file-entry manifest:full-path="Pictures/10000201000001E7000000D52E2F456100CF7CE5.png" manifest:media-type="image/png"/>
  <manifest:file-entry manifest:full-path="Pictures/TablePreview1.svm" manifest:media-type=""/>
  <manifest:file-entry manifest:full-path="Pictures/100000000000013E0000009EEFA3202493399DBC.jpg" manifest:media-type="image/jpeg"/>
  <manifest:file-entry manifest:full-path="Pictures/1000020100000247000001F85B156AB9AF2C281C.png" manifest:media-type="image/png"/>
  <manifest:file-entry manifest:full-path="Pictures/10000201000001BA000001891234D4A72C0350F2.png" manifest:media-type="image/png"/>
  <manifest:file-entry manifest:full-path="Pictures/10000201000000BD000000A2E05FF259A3EFCF2D.png" manifest:media-type="image/png"/>
  <manifest:file-entry manifest:full-path="Pictures/1000000000000126000000AB744D60C89A3143CF.png" manifest:media-type="image/png"/>
  <manifest:file-entry manifest:full-path="Pictures/10000000000005530000028D9D6F371EEA173188.png" manifest:media-type="image/png"/>
  <manifest:file-entry manifest:full-path="Pictures/10000000000002520000019496BCCDFDEC4915F5.png" manifest:media-type="image/png"/>
  <manifest:file-entry manifest:full-path="Pictures/10000201000001BE00000225363844980F5C58F5.png" manifest:media-type="image/png"/>
  <manifest:file-entry manifest:full-path="Pictures/1000000000000231000001754BEDF4C4107C40EB.png" manifest:media-type="image/png"/>
  <manifest:file-entry manifest:full-path="Pictures/100000000000022E000001765501934925921442.png" manifest:media-type="image/png"/>
  <manifest:file-entry manifest:full-path="Pictures/10000000000002550000018F938CEC42C51ABD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/>
    <style:font-face style:name="Calibri Light" svg:font-family="'Calibri Light'"/>
    <style:font-face style:name="Calibri" svg:font-family="Calibri" style:font-family-generic="swiss"/>
    <style:font-face style:name="Verdana1" svg:font-family="Verdana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5" svg:font-family="Calibri" style:font-family-generic="modern" style:font-pitch="variable"/>
    <style:font-face style:name="Microsoft YaHei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Verdana3" svg:font-family="Verdana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libri6" svg:font-family="Calibri" style:font-family-generic="modern" style:font-pitch="fixed"/>
    <style:font-face style:name="Times New Roman" svg:font-family="'Times New Roman'" style:font-family-generic="modern" style:font-pitch="fixed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Verdana2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ae3f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solid" draw:fill-color="#dae3f3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40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6cm, 0.384cm, 0cm, 0.224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808080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49cm" draw:shadow-color="#000000" draw:shadow-opacity="43%"/>
    </style:style>
    <style:style style:name="gr13" style:family="graphic" style:parent-style-name="standard">
      <style:graphic-properties draw:stroke="solid" svg:stroke-width="0.018cm" svg:stroke-color="#4e4e4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8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3" style:family="presentation" style:parent-style-name="V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921cm" style:use-optimal-column-width="false"/>
    </style:style>
    <style:style style:name="co2" style:family="table-column">
      <style:table-column-properties style:column-width="2.72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style:text-position="0% 100%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solid" draw:fill-color="#dae3f3"/>
      <style:paragraph-properties fo:text-align="center"/>
      <style:text-properties fo:font-size="18pt"/>
    </style:style>
    <style:style style:name="P6" style:family="paragraph">
      <loext:graphic-properties draw:fill="solid" draw:fill-color="#404040"/>
      <style:paragraph-properties fo:text-align="center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text-position="0% 100%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solid" draw:fill-color="#808080" draw:opacity="30%"/>
      <style:paragraph-properties fo:text-align="center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ed7d31" style:text-line-through-style="none" style:text-line-through-type="none" style:text-position="0% 100%" style:font-name="Verdana" fo:font-size="60pt" fo:letter-spacing="normal" fo:language="fr" fo:country="FR" fo:font-style="normal" style:text-underline-style="none" fo:font-weight="normal" style:font-name-asian="Verdana2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ed7d31" style:text-line-through-style="none" style:text-line-through-type="none" style:text-position="0% 100%" style:font-name="Verdana" fo:font-size="89pt" fo:letter-spacing="normal" fo:language="fr" fo:country="FR" fo:font-style="normal" style:text-underline-style="none" fo:font-weight="normal" style:font-name-asian="Verdana2" style:font-size-asian="89pt" style:font-style-asian="normal" style:font-weight-asian="normal" style:font-size-complex="89pt" style:font-style-complex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3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language="fr" fo:country="FR" fo:font-style="normal" style:text-underline-style="none" fo:font-weight="normal" style:font-name-asian="Times New Roman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language="fr" fo:country="FR" fo:font-style="normal" style:text-underline-style="none" fo:font-weight="normal" style:font-name-asian="Times New Roman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language="fr" fo:country="FR" fo:font-style="normal" style:text-underline-style="none" fo:font-weight="normal" style:font-name-asian="Calibri4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30% 58%" style:font-name="Verdana" fo:font-size="20pt" fo:letter-spacing="normal" fo:language="fr" fo:country="FR" fo:font-style="normal" style:text-underline-style="none" fo:font-weight="normal" style:font-name-asian="Calibri4" style:font-size-asian="20pt" style:font-style-asian="normal" style:font-weight-asian="normal" style:font-name-complex="Times New Roman3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Verdana" fo:font-size="20pt" fo:letter-spacing="normal" fo:language="fr" fo:country="FR" fo:font-style="normal" style:text-underline-style="none" fo:font-weight="normal" style:font-name-asian="Calibri4" style:font-size-asian="20pt" style:font-style-asian="normal" style:font-weight-asian="normal" style:font-name-complex="Times New Roman3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ed7d3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5.399cm" svg:height="6.631cm" svg:x="4.233cm" svg:y="4.316cm" presentation:class="title" presentation:user-transformed="true">
          <draw:text-box>
            <text:p text:style-name="P1"><text:span text:style-name="T1">Leçon n°6 <text:s/></text:span><text:span text:style-name="T1"><text:line-break/></text:span><text:span text:style-name="T1"><text:line-break/></text:span><text:span text:style-name="T2">DOSA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name="Image 2" draw:style-name="gr2" draw:text-style-name="P4" draw:layer="layout" svg:width="24.87cm" svg:height="16.906cm" svg:x="4.498cm" svg:y="1.072cm">
          <draw:image xlink:href="Pictures/10000201000003AC0000027F0764110F8E15D6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name="Image 2" draw:style-name="gr2" draw:text-style-name="P4" draw:layer="layout" svg:width="18.335cm" svg:height="12.249cm" svg:x="7.766cm" svg:y="3.4cm">
          <draw:image xlink:href="Pictures/10000201000002B5000001CF9E9D2F51EA1C6E25.png" xlink:type="simple" xlink:show="embed" xlink:actuate="onLoad" loext:mime-type="image/png">
            <text:p/>
          </draw:image>
          <svg:desc>Une image contenant capture d’écran

Description générée automatiquement</svg:desc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ide">
        <draw:frame draw:name="Image 2" draw:style-name="gr3" draw:text-style-name="P5" draw:layer="layout" svg:width="18.655cm" svg:height="8.159cm" svg:x="1.346cm" svg:y="5.445cm">
          <draw:image xlink:href="Pictures/10000201000001E7000000D52E2F456100CF7CE5.png" xlink:type="simple" xlink:show="embed" xlink:actuate="onLoad" loext:mime-type="image/png">
            <text:p/>
          </draw:image>
        </draw:frame>
        <draw:frame draw:name="Image 1" draw:style-name="gr2" draw:text-style-name="P4" draw:layer="layout" svg:width="11.59cm" svg:height="13.17cm" svg:x="20.93cm" svg:y="2.939cm">
          <draw:image xlink:href="Pictures/10000201000002370000028564218AF4520B25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name="Image 4" draw:style-name="gr2" draw:text-style-name="P4" draw:layer="layout" svg:width="9.066cm" svg:height="8.069cm" svg:x="4.274cm" svg:y="0.894cm">
          <draw:image xlink:href="Pictures/10000201000001BA000001891234D4A72C0350F2.png" xlink:type="simple" xlink:show="embed" xlink:actuate="onLoad" loext:mime-type="image/png">
            <text:p/>
          </draw:image>
          <svg:desc>Une image contenant dessin, horloge

Description générée automatiquement</svg:desc>
        </draw:frame>
        <draw:frame draw:name="Image 2" draw:style-name="gr2" draw:text-style-name="P4" draw:layer="layout" svg:width="10.457cm" svg:height="8.963cm" svg:x="4.334cm" svg:y="10.086cm">
          <draw:image xlink:href="Pictures/10000201000000BD000000A2E05FF259A3EFCF2D.png" xlink:type="simple" xlink:show="embed" xlink:actuate="onLoad" loext:mime-type="image/png">
            <text:p/>
          </draw:image>
          <svg:desc>Une image contenant capture d’écran, téléphone

Description générée automatiquement</svg:desc>
        </draw:frame>
        <draw:custom-shape draw:name="Rectangle 11" draw:style-name="gr4" draw:text-style-name="P6" draw:layer="layout" svg:width="0.253cm" svg:height="19.049cm" svg:x="16.806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6" draw:layer="layout" svg:width="17.017cm" svg:height="0.253cm" svg:x="0cm" svg:y="9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2" draw:text-style-name="P4" draw:layer="layout" svg:width="13.61cm" svg:height="7.916cm" svg:x="18.698cm" svg:y="4.929cm">
          <draw:image xlink:href="Pictures/1000000000000126000000AB744D60C89A3143CF.png" xlink:type="simple" xlink:show="embed" xlink:actuate="onLoad" loext:mime-type="image/png">
            <text:p/>
          </draw:image>
          <svg:desc>Une image contenant table

Description générée automatiquement</svg:desc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name="Picture 2" draw:style-name="gr2" draw:text-style-name="P4" draw:layer="layout" svg:width="12.068cm" svg:height="5.995cm" svg:x="21.4cm" svg:y="0.6cm">
          <draw:image xlink:href="Pictures/100000000000013E0000009EEFA3202493399DBC.jpg" xlink:type="simple" xlink:show="embed" xlink:actuate="onLoad" loext:mime-type="image/jpeg">
            <text:p/>
          </draw:image>
          <svg:desc>Dosage spectrophotométrique d'une eau de Dakin</svg:desc>
        </draw:frame>
        <draw:frame draw:style-name="standard" draw:layer="layout" svg:width="20.288cm" svg:height="12.001cm" svg:x="0.784cm" svg:y="5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7">S<text:span text:style-name="T3">0</text:span></text:p>
              </table:table-cell>
              <table:table-cell>
                <text:p text:style-name="P7">S<text:span text:style-name="T3">1</text:span></text:p>
              </table:table-cell>
              <table:table-cell table:style-name="ce2">
                <text:p text:style-name="P8">S<text:span text:style-name="T3">2</text:span></text:p>
              </table:table-cell>
              <table:table-cell>
                <text:p text:style-name="P7">S<text:span text:style-name="T3">3</text:span></text:p>
              </table:table-cell>
              <table:table-cell>
                <text:p text:style-name="P7">S<text:span text:style-name="T3">4</text:span></text:p>
              </table:table-cell>
              <table:table-cell>
                <text:p text:style-name="P7">S<text:span text:style-name="T3">5</text:span></text:p>
              </table:table-cell>
            </table:table-row>
            <table:table-row table:style-name="ro1" table:default-cell-style-name="ce1">
              <table:table-cell>
                <text:p text:style-name="P7">F </text:p>
              </table:table-cell>
              <table:table-cell>
                <text:p text:style-name="P7">1</text:p>
              </table:table-cell>
              <table:table-cell>
                <text:p text:style-name="P7">1,25</text:p>
              </table:table-cell>
              <table:table-cell>
                <text:p text:style-name="P7">1,67</text:p>
              </table:table-cell>
              <table:table-cell>
                <text:p text:style-name="P7">2,5</text:p>
              </table:table-cell>
              <table:table-cell>
                <text:p text:style-name="P7">5</text:p>
              </table:table-cell>
              <table:table-cell>
                <text:p text:style-name="P7">10</text:p>
              </table:table-cell>
            </table:table-row>
            <table:table-row table:style-name="ro1" table:default-cell-style-name="ce1">
              <table:table-cell>
                <text:p text:style-name="P7">V<text:span text:style-name="T3">0 </text:span><text:span text:style-name="T4">(mL)</text:span></text:p>
              </table:table-cell>
              <table:table-cell>
                <text:p text:style-name="P7">10</text:p>
              </table:table-cell>
              <table:table-cell>
                <text:p text:style-name="P7">8</text:p>
              </table:table-cell>
              <table:table-cell>
                <text:p text:style-name="P7">6</text:p>
              </table:table-cell>
              <table:table-cell>
                <text:p text:style-name="P7">4</text:p>
              </table:table-cell>
              <table:table-cell>
                <text:p text:style-name="P7">2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ce1">
              <table:table-cell>
                <text:p text:style-name="P7">V<text:span text:style-name="T3">eau </text:span><text:span text:style-name="T4">(mL)</text:span></text:p>
              </table:table-cell>
              <table:table-cell>
                <text:p text:style-name="P7">0</text:p>
              </table:table-cell>
              <table:table-cell>
                <text:p text:style-name="P7">2</text:p>
              </table:table-cell>
              <table:table-cell>
                <text:p text:style-name="P7">4</text:p>
              </table:table-cell>
              <table:table-cell>
                <text:p text:style-name="P7">6</text:p>
              </table:table-cell>
              <table:table-cell>
                <text:p text:style-name="P7">8</text:p>
              </table:table-cell>
              <table:table-cell>
                <text:p text:style-name="P7">9</text:p>
              </table:table-cell>
            </table:table-row>
            <table:table-row table:style-name="ro2" table:default-cell-style-name="ce1">
              <table:table-cell>
                <text:p text:style-name="P7">C<text:span text:style-name="T3">i </text:span><text:span text:style-name="T4"><text:s/>(mol/L)</text:span></text:p>
              </table:table-cell>
              <table:table-cell>
                <text:p text:style-name="P7">3,3x10<text:span text:style-name="T5">-4</text:span></text:p>
              </table:table-cell>
              <table:table-cell>
                <text:p text:style-name="P7">2,6x10<text:span text:style-name="T5">-4</text:span></text:p>
              </table:table-cell>
              <table:table-cell>
                <text:p text:style-name="P7">2,0x10<text:span text:style-name="T5">-4</text:span></text:p>
              </table:table-cell>
              <table:table-cell>
                <text:p text:style-name="P7">1,3x10<text:span text:style-name="T5">-4</text:span></text:p>
              </table:table-cell>
              <table:table-cell>
                <text:p text:style-name="P7">0,7x10<text:span text:style-name="T5">-4</text:span></text:p>
              </table:table-cell>
              <table:table-cell>
                <text:p text:style-name="P7">0,3x10<text:span text:style-name="T5">-4</text:span></text:p>
              </table:table-cell>
            </table:table-row>
            <table:table-row table:style-name="ro2" table:default-cell-style-name="ce1">
              <table:table-cell>
                <text:p text:style-name="P7">A</text:p>
              </table:table-cell>
              <table:table-cell>
                <text:p text:style-name="P7">0,790</text:p>
              </table:table-cell>
              <table:table-cell>
                <text:p text:style-name="P7">0,635</text:p>
              </table:table-cell>
              <table:table-cell>
                <text:p text:style-name="P7">0,497</text:p>
              </table:table-cell>
              <table:table-cell>
                <text:p text:style-name="P7">0,323</text:p>
              </table:table-cell>
              <table:table-cell>
                <text:p text:style-name="P7">0,160</text:p>
              </table:table-cell>
              <table:table-cell>
                <text:p text:style-name="P7">0,08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10.814cm" svg:height="0.962cm" svg:x="21.8cm" svg:y="11.038cm">
          <draw:text-box>
            <text:p>Mesure absorbance de l’echantillon :</text:p>
          </draw:text-box>
        </draw:frame>
        <draw:frame draw:style-name="gr6" draw:text-style-name="P11" draw:layer="layout" svg:width="4.8cm" svg:height="0.962cm" svg:x="25.4cm" svg:y="12.8cm">
          <draw:text-box>
            <text:p text:style-name="P10">A = 0,137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7" draw:text-style-name="P7" draw:layer="layout" svg:width="32.712cm" svg:height="15.67cm" svg:x="0.6cm" svg:y="1.53cm">
          <draw:image xlink:href="Pictures/10000000000005530000028D9D6F371EEA1731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name="Image 1" draw:style-name="gr2" draw:text-style-name="P4" draw:layer="layout" svg:width="20.549cm" svg:height="13.973cm" svg:x="12.43cm" svg:y="0.398cm">
          <draw:image xlink:href="Pictures/10000000000002520000019496BCCDFDEC4915F5.png" xlink:type="simple" xlink:show="embed" xlink:actuate="onLoad" loext:mime-type="image/png">
            <text:p/>
          </draw:image>
        </draw:frame>
        <draw:frame draw:name="Image 2" draw:style-name="gr8" draw:text-style-name="P4" draw:layer="layout" svg:width="9.623cm" svg:height="12.107cm" svg:x="0.887cm" svg:y="0.398cm">
          <draw:image xlink:href="Pictures/10000201000001BE00000225363844980F5C58F5.png" xlink:type="simple" xlink:show="embed" xlink:actuate="onLoad" loext:mime-type="image/png">
            <text:p/>
          </draw:image>
        </draw:frame>
        <draw:custom-shape draw:name="Rectangle 2" draw:style-name="gr9" draw:text-style-name="P12" draw:layer="layout" svg:width="33.866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" draw:style-name="gr10" draw:text-style-name="P4" draw:layer="layout" svg:width="1.886cm" svg:height="0.001cm" svg:x="23.528cm" svg:y="15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" draw:style-name="gr9" draw:text-style-name="P12" draw:layer="layout" svg:width="27.184cm" svg:height="1.25cm" svg:x="2.621cm" svg:y="15.199cm">
          <text:p text:style-name="P13"><text:span text:style-name="T6"><text:s text:c="4"/></text:span><text:span text:style-name="T7">R</text:span><text:span text:style-name="T8">é</text:span><text:span text:style-name="T7">action de support acido-basique</text:span><text:span text:style-name="T8"> </text:span><text:span text:style-name="T7">: <text:s text:c="2"/></text:span><text:span text:style-name="T9">H</text:span><text:span text:style-name="T10">3</text:span><text:span text:style-name="T9">0</text:span><text:span text:style-name="T11">+</text:span><text:span text:style-name="T10">(aq) </text:span><text:span text:style-name="T9">+ HO</text:span><text:span text:style-name="T11">-</text:span><text:span text:style-name="T10">(aq)</text:span><text:span text:style-name="T9"> <text:s text:c="16"/>2 H</text:span><text:span text:style-name="T10">2</text:span><text:span text:style-name="T9">O(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ide">
        <draw:custom-shape draw:name="Rectangle 7" draw:style-name="gr11" draw:text-style-name="P14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5" draw:layer="layout" svg:width="31.2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2" draw:text-style-name="P4" draw:layer="layout" svg:width="14.707cm" svg:height="9.78cm" svg:x="1.787cm" svg:y="4.635cm">
          <draw:image xlink:href="Pictures/1000000000000231000001754BEDF4C4107C40EB.png" xlink:type="simple" xlink:show="embed" xlink:actuate="onLoad" loext:mime-type="image/png">
            <text:p/>
          </draw:image>
        </draw:frame>
        <draw:line draw:name="Straight Connector 11" draw:style-name="gr13" draw:text-style-name="P4" draw:layer="layout" svg:x1="16.888cm" svg:y1="3.175cm" svg:x2="16.888cm" svg:y2="15.875cm">
          <text:p/>
        </draw:line>
        <draw:frame draw:name="Image 2" draw:style-name="gr2" draw:text-style-name="P4" draw:layer="layout" svg:width="14.707cm" svg:height="9.857cm" svg:x="17.372cm" svg:y="4.596cm">
          <draw:image xlink:href="Pictures/100000000000022E0000017655019349259214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name="Image 2" draw:style-name="gr2" draw:text-style-name="P4" draw:layer="layout" svg:width="18.655cm" svg:height="12.452cm" svg:x="1.346cm" svg:y="3.298cm">
          <draw:image xlink:href="Pictures/10000000000002550000018F938CEC42C51ABDB8.png" xlink:type="simple" xlink:show="embed" xlink:actuate="onLoad" loext:mime-type="image/png">
            <text:p/>
          </draw:image>
        </draw:frame>
        <draw:frame draw:name="Image 3" draw:style-name="gr14" draw:text-style-name="P4" draw:layer="layout" svg:width="11.59cm" svg:height="9.681cm" svg:x="20.93cm" svg:y="4.684cm">
          <draw:image xlink:href="Pictures/1000020100000247000001F85B156AB9AF2C28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/>
    <style:font-face style:name="Calibri Light" svg:font-family="'Calibri Light'"/>
    <style:font-face style:name="Calibri" svg:font-family="Calibri" style:font-family-generic="swiss"/>
    <style:font-face style:name="Verdana1" svg:font-family="Verdana" style:font-family-generic="swiss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5" svg:font-family="Calibri" style:font-family-generic="modern" style:font-pitch="variable"/>
    <style:font-face style:name="Microsoft YaHei" svg:font-family="'Microsoft YaHei'" style:font-family-generic="modern" style:font-pitch="variable"/>
    <style:font-face style:name="Times New Roman2" svg:font-family="'Times New Roman'" style:font-family-generic="modern" style:font-pitch="variable"/>
    <style:font-face style:name="Verdana3" svg:font-family="Verdana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alibri6" svg:font-family="Calibri" style:font-family-generic="modern" style:font-pitch="fixed"/>
    <style:font-face style:name="Times New Roman" svg:font-family="'Times New Roman'" style:font-family-generic="modern" style:font-pitch="fixed"/>
    <style:font-face style:name="Calibri4" svg:font-family="Calibri" style:font-family-generic="modern" style:font-pitch="fixed"/>
    <style:font-face style:name="Times New Roman1" svg:font-family="'Times New Roman'" style:font-family-generic="modern" style:font-pitch="fixed"/>
    <style:font-face style:name="Verdana2" svg:font-family="Verdana" style:font-family-generic="modern" style:font-pitch="fixed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iapositive_20_de_20_titre-background" style:display-name="Diapositive de titre-background" style:family="presentation">
      <style:graphic-properties draw:stroke="none" draw:fill="solid" draw:fill-color="#dae3f3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dae3f3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ae3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6-16">16/06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de" style:page-layout-name="PM1" draw:style-name="Mdp1">
      <draw:frame draw:name="Espace réservé de la date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6-16">16/06/2020</text:date></text:span></text:p>
        </draw:text-box>
      </draw:frame>
      <draw:frame draw:name="Espace réservé du pied de page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Leçon n°6    DOSAGES</dc:title>
    <meta:initial-creator>Breton Breton</meta:initial-creator>
    <meta:editing-cycles>8</meta:editing-cycles>
    <meta:creation-date>2020-06-09T13:49:21</meta:creation-date>
    <dc:date>2020-06-16T22:03:08.822000000</dc:date>
    <meta:editing-duration>PT13H45M37S</meta:editing-duration>
    <meta:generator>LibreOffice/6.4.4.2$Windows_X86_64 LibreOffice_project/3d775be2011f3886db32dfd395a6a6d1ca2630ff</meta:generator>
    <meta:document-statistic meta:object-count="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